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2.2313in" style:rel-column-width="21844*"/>
    </style:style>
    <style:style style:name="Table1.C" style:family="table-column">
      <style:table-column-properties style:column-width="2.231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officeooo:rsid="00070342" officeooo:paragraph-rsid="00070342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cf447" officeooo:paragraph-rsid="002d8007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03a43" officeooo:paragraph-rsid="002d800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05496" officeooo:paragraph-rsid="002d8007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db974" officeooo:paragraph-rsid="002db974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style="normal" style:text-underline-style="none" fo:font-weight="bold" officeooo:rsid="000dc4cd" officeooo:paragraph-rsid="001bbcc5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style="normal" style:text-underline-style="none" fo:font-weight="bold" officeooo:rsid="000ef5ac" officeooo:paragraph-rsid="001bbcc5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6pt" fo:font-style="normal" style:text-underline-style="none" fo:font-weight="bold" officeooo:rsid="001d86ff" officeooo:paragraph-rsid="001d86ff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ize="16pt" fo:font-style="normal" style:text-underline-style="none" fo:font-weight="bold" officeooo:rsid="001076cf" officeooo:paragraph-rsid="001076cf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ize="16pt" fo:font-style="normal" style:text-underline-style="none" fo:font-weight="bold" officeooo:rsid="0028e436" officeooo:paragraph-rsid="0028e436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font-size="16pt" fo:font-style="normal" style:text-underline-style="none" fo:font-weight="bold" officeooo:rsid="0028e436" officeooo:paragraph-rsid="00299d73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text-properties fo:font-size="16pt" fo:font-style="normal" style:text-underline-style="none" fo:font-weight="bold" officeooo:rsid="00297ca4" officeooo:paragraph-rsid="00297ca4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text-properties fo:font-size="16pt" fo:font-style="normal" style:text-underline-style="none" fo:font-weight="normal" officeooo:rsid="000ef5ac" officeooo:paragraph-rsid="000ef5ac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6pt" fo:font-style="normal" style:text-underline-style="none" fo:font-weight="normal" officeooo:rsid="001076cf" officeooo:paragraph-rsid="001076cf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16pt" fo:font-style="normal" style:text-underline-style="none" fo:font-weight="normal" officeooo:rsid="001076cf" officeooo:paragraph-rsid="001bbcc5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fo:font-size="16pt" fo:font-style="normal" style:text-underline-style="none" fo:font-weight="normal" officeooo:rsid="001bbcc5" officeooo:paragraph-rsid="001bbcc5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ize="16pt" fo:font-style="normal" style:text-underline-style="none" fo:font-weight="normal" officeooo:rsid="001bbcc5" officeooo:paragraph-rsid="001076cf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text-properties fo:font-size="16pt" fo:font-style="normal" style:text-underline-style="none" fo:font-weight="normal" officeooo:rsid="001e2d8f" officeooo:paragraph-rsid="001e2d8f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text-properties fo:font-size="16pt" fo:font-style="normal" style:text-underline-style="none" fo:font-weight="normal" officeooo:rsid="0023a683" officeooo:paragraph-rsid="0023a683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text-properties fo:font-size="16pt" fo:font-style="normal" style:text-underline-style="none" fo:font-weight="normal" officeooo:rsid="00260bf0" officeooo:paragraph-rsid="00260bf0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6pt" fo:font-style="normal" style:text-underline-style="none" fo:font-weight="normal" officeooo:rsid="00269552" officeooo:paragraph-rsid="00269552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fo:font-size="16pt" fo:font-style="normal" style:text-underline-style="none" fo:font-weight="normal" officeooo:rsid="0026ac19" officeooo:paragraph-rsid="0026ac19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text-properties fo:font-size="16pt" fo:font-style="normal" style:text-underline-style="none" fo:font-weight="normal" officeooo:rsid="0026e1b9" officeooo:paragraph-rsid="0026e1b9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font-size="16pt" fo:font-style="normal" style:text-underline-style="none" fo:font-weight="normal" officeooo:rsid="0027836b" officeooo:paragraph-rsid="0027836b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font-size="16pt" fo:font-style="normal" style:text-underline-style="none" fo:font-weight="normal" officeooo:rsid="002875d3" officeooo:paragraph-rsid="002875d3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text-properties fo:font-size="16pt" fo:font-style="normal" style:text-underline-style="none" fo:font-weight="normal" officeooo:rsid="0028c12f" officeooo:paragraph-rsid="0028c12f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text-properties fo:font-size="16pt" fo:font-weight="normal" officeooo:rsid="001cf447" officeooo:paragraph-rsid="002d8007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1e41ce" officeooo:paragraph-rsid="002d8007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1fec10" officeooo:paragraph-rsid="002d8007" style:font-size-asian="14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203a43" officeooo:paragraph-rsid="002d8007" style:font-size-asian="14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205496" officeooo:paragraph-rsid="002d8007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2edc3f" officeooo:paragraph-rsid="002edc3f" style:font-size-asian="14pt" style:font-weight-asian="normal" style:font-size-complex="16pt" style:font-weight-complex="normal"/>
    </style:style>
    <style:style style:name="P33" style:family="paragraph" style:parent-style-name="Standard">
      <style:text-properties fo:font-size="15pt" fo:font-style="normal" style:text-underline-style="none" fo:font-weight="normal" officeooo:rsid="002b104e" officeooo:paragraph-rsid="002b104e" style:font-size-asian="13.1000003814697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text-properties fo:font-size="15pt" fo:font-style="normal" style:text-underline-style="none" fo:font-weight="normal" officeooo:rsid="002c023e" officeooo:paragraph-rsid="002c023e" style:font-size-asian="13.1000003814697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text-properties fo:font-size="15pt" fo:font-style="normal" style:text-underline-style="none" fo:font-weight="normal" officeooo:rsid="002ce4ce" officeooo:paragraph-rsid="002ce4ce" style:font-size-asian="13.1000003814697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text-properties fo:font-size="20pt" fo:font-weight="bold" officeooo:rsid="001fec10" officeooo:paragraph-rsid="002d8007" style:font-size-asian="20pt" style:font-weight-asian="bold" style:font-size-complex="20pt" style:font-weight-complex="bold"/>
    </style:style>
    <style:style style:name="P37" style:family="paragraph" style:parent-style-name="Table_20_Contents">
      <style:text-properties fo:font-size="16pt" fo:font-weight="bold" officeooo:rsid="0030502f" officeooo:paragraph-rsid="0030502f" style:font-size-asian="14pt" style:font-weight-asian="bold" style:font-size-complex="16pt" style:font-weight-complex="bold"/>
    </style:style>
    <style:style style:name="P38" style:family="paragraph" style:parent-style-name="Table_20_Contents">
      <style:text-properties fo:font-size="16pt" fo:font-weight="normal" officeooo:rsid="0030502f" officeooo:paragraph-rsid="0030502f" style:font-size-asian="14pt" style:font-weight-asian="normal" style:font-size-complex="16pt" style:font-weight-complex="normal"/>
    </style:style>
    <style:style style:name="P39" style:family="paragraph" style:parent-style-name="Standard">
      <style:text-properties fo:font-size="16pt" fo:font-style="normal" style:text-underline-style="none" fo:font-weight="normal" officeooo:rsid="001fec10" officeooo:paragraph-rsid="002d8007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text-properties fo:font-size="16pt" fo:font-style="normal" style:text-underline-style="none" fo:font-weight="normal" officeooo:rsid="003757b5" officeooo:paragraph-rsid="003757b5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text-properties fo:font-size="16pt" fo:font-style="normal" style:text-underline-style="none" fo:font-weight="bold" officeooo:rsid="003757b5" officeooo:paragraph-rsid="003757b5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bbcc5"/>
    </style:style>
    <style:style style:name="T2" style:family="text">
      <style:text-properties fo:font-size="32pt" officeooo:rsid="0019b597" style:font-size-asian="32pt" style:font-size-complex="32pt"/>
    </style:style>
    <style:style style:name="T3" style:family="text">
      <style:text-properties officeooo:rsid="00297ca4"/>
    </style:style>
    <style:style style:name="T4" style:family="text">
      <style:text-properties officeooo:rsid="00299d73"/>
    </style:style>
    <style:style style:name="T5" style:family="text">
      <style:text-properties officeooo:rsid="002ce4ce"/>
    </style:style>
    <style:style style:name="T6" style:family="text">
      <style:text-properties officeooo:rsid="00205496"/>
    </style:style>
    <style:style style:name="T7" style:family="text">
      <style:text-properties fo:font-weight="bold" officeooo:rsid="00203a43" style:font-weight-asian="bold" style:font-weight-complex="bold"/>
    </style:style>
    <style:style style:name="T8" style:family="text">
      <style:text-properties officeooo:rsid="001fec10"/>
    </style:style>
    <style:style style:name="T9" style:family="text">
      <style:text-properties officeooo:rsid="00203a43"/>
    </style:style>
    <style:style style:name="T10" style:family="text">
      <style:text-properties officeooo:rsid="001e41ce"/>
    </style:style>
    <style:style style:name="T11" style:family="text">
      <style:text-properties officeooo:rsid="002db974"/>
    </style:style>
    <style:style style:name="T12" style:family="text">
      <style:text-properties officeooo:rsid="0030d5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Life</text:p>
          </table:table-cell>
          <table:table-cell table:style-name="Table1.A1" office:value-type="string">
            <text:p text:style-name="P37">Work</text:p>
          </table:table-cell>
          <table:table-cell table:style-name="Table1.C1" office:value-type="string">
            <text:p text:style-name="P37">Art</text:p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>* Workshop topics for Emily</text:p>
            <text:p text:style-name="P38">* <text:span text:style-name="T12">Foundation feedback form topics</text:span></text:p>
          </table:table-cell>
          <table:table-cell table:style-name="Table1.C2" office:value-type="string">
            <text:p text:style-name="P37"/>
          </table:table-cell>
        </table:table-row>
      </table:table>
      <text:p text:style-name="P1"/>
      <text:p text:style-name="P32">FRIDAY: Tutor Laura</text:p>
      <text:p text:style-name="P1"/>
      <text:p text:style-name="P6">Tuesday</text:p>
      <text:p text:style-name="P15">Call Lavender pest</text:p>
      <text:p text:style-name="P13">Talk to Bank about Refinancing Home Equity line of Credit</text:p>
      <text:p text:style-name="P13"><text:span text:style-name="T1">Call Tatiana about Art shipping &amp; </text:span>Krazy Kat</text:p>
      <text:p text:style-name="P16">Check UPS for cards</text:p>
      <text:p text:style-name="P7"><text:span text:style-name="T2">1Z8RV6124215619400</text:span><text:line-break/></text:p>
      <text:p text:style-name="P9">Work:</text:p>
      <text:p text:style-name="P11">End of day Thursday:<text:line-break/><text:span text:style-name="T4">write up RPG</text:span></text:p>
      <text:p text:style-name="P11">write up class/object student records project</text:p>
      <text:p text:style-name="P10"/>
      <text:p text:style-name="P10">Write OOP quiz <text:span text:style-name="T3">end of next week</text:span></text:p>
      <text:p text:style-name="P12">Next Tuesday lunch meeting re: phase 2 content</text:p>
      <text:p text:style-name="P10"/>
      <text:p text:style-name="P14">1. write Foundation curriculum for Kai</text:p>
      <text:p text:style-name="P14">write Phase 1 curriculum</text:p>
      <text:p text:style-name="P17"/>
      <text:p text:style-name="P8">Accounts:</text:p>
      <text:p text:style-name="P18">last fm with magic8</text:p>
      <text:p text:style-name="P19">confirm cancel teamoney: ciae72c74dc</text:p>
      <text:p text:style-name="P19">delete <text:a xlink:type="simple" xlink:href="mailto:sianoranewyork@gmail.com" text:style-name="Internet_20_link" text:visited-style-name="Visited_20_Internet_20_Link">sianoranewyork@gmail.com</text:a></text:p>
      <text:p text:style-name="P19"/>
      <text:p text:style-name="P20">sent tcgplayer support request to delete <text:a xlink:type="simple" xlink:href="mailto:keratacon@gmail.com" text:style-name="Internet_20_link" text:visited-style-name="Visited_20_Internet_20_Link">keratacon@gmail.com</text:a></text:p>
      <text:p text:style-name="P21">justcamming <text:a xlink:type="simple" xlink:href="mailto:keratacon@gmail.com" text:style-name="Internet_20_link" text:visited-style-name="Visited_20_Internet_20_Link">keratacon@gmail.com</text:a></text:p>
      <text:p text:style-name="P21"><text:a xlink:type="simple" xlink:href="mailto:keratacon@gmail" text:style-name="Internet_20_link" text:visited-style-name="Visited_20_Internet_20_Link">keratacon@gmail</text:a> twitter? Probably dead.</text:p>
      <text:p text:style-name="P21">Delete <text:a xlink:type="simple" xlink:href="mailto:keratacon@gmail" text:style-name="Internet_20_link" text:visited-style-name="Visited_20_Internet_20_Link">keratacon@gmail</text:a>.</text:p>
      <text:p text:style-name="P22"><text:soft-page-break/>Delete <text:a xlink:type="simple" xlink:href="mailto:carteradams@gmail.com" text:style-name="Internet_20_link" text:visited-style-name="Visited_20_Internet_20_Link">carteradams@gmail.com</text:a> Turbotax</text:p>
      <text:p text:style-name="P23">OptionsXpress, contact customer support</text:p>
      <text:p text:style-name="P24"><text:a xlink:type="simple" xlink:href="mailto:carteradams22@kik.com" text:style-name="Internet_20_link" text:visited-style-name="Visited_20_Internet_20_Link">carteradams22@kik.com</text:a></text:p>
      <text:p text:style-name="P24"/>
      <text:p text:style-name="P25">keep RedCartel @ Nintendo w/ 8 password</text:p>
      <text:p text:style-name="P26">Turbotax</text:p>
      <text:p text:style-name="P26"/>
      <text:p text:style-name="P26">Firefox account bookmarks? Look up.</text:p>
      <text:p text:style-name="P26"/>
      <text:p text:style-name="P26">Transfer out etrade balance (keratacon, old 9 password) then close</text:p>
      <text:p text:style-name="P33">kept myradiostream (leftam, password 8)</text:p>
      <text:p text:style-name="P33"/>
      <text:p text:style-name="P34">TO DO: Dreamhost <text:span text:style-name="T5">transfer domains and close</text:span></text:p>
      <text:p text:style-name="P35">TO DO: Close USAA</text:p>
      <text:p text:style-name="P33">track down and cancel / revive medium accounts</text:p>
      <text:p text:style-name="P33"/>
      <text:p text:style-name="P2">The Great Catch<text:span text:style-name="T6">-</text:span>Up</text:p>
      <text:p text:style-name="P27"/>
      <text:p text:style-name="P36">Adulting</text:p>
      <text:p text:style-name="P27">Taxes</text:p>
      <text:p text:style-name="P28">UGA 401k</text:p>
      <text:p text:style-name="P27">License</text:p>
      <text:p text:style-name="P27">SS Card</text:p>
      <text:p text:style-name="P27">Birth Certificate</text:p>
      <text:p text:style-name="P28">Seal UGA records</text:p>
      <text:p text:style-name="P27">Passport</text:p>
      <text:p text:style-name="P29">Cancel all recurring subscriptions to media</text:p>
      <text:p text:style-name="P30">Solve collections problem</text:p>
      <text:p text:style-name="P29">Full records from Dr. Hines</text:p>
      <text:p text:style-name="P29"/>
      <text:p text:style-name="P3">Health Changes</text:p>
      <text:p text:style-name="P27"/>
      <text:p text:style-name="P29"><text:span text:style-name="T7">Nov. </text:span>Work out health insurance and benefits</text:p>
      <text:p text:style-name="P29">Doctor appointment</text:p>
      <text:p text:style-name="P29">Dentist appointment</text:p>
      <text:p text:style-name="P29">Eye appointment</text:p>
      <text:p text:style-name="P29">Quit mammal meat</text:p>
      <text:p text:style-name="P27">Read &amp; review documents from <text:span text:style-name="T8">Pavilion</text:span></text:p>
      <text:p text:style-name="P27">Start therapy about <text:span text:style-name="T8">relationship issues</text:span></text:p>
      <text:p text:style-name="P28"><text:soft-page-break/>Vasectomy <text:span text:style-name="T8">(?)</text:span></text:p>
      <text:p text:style-name="P29">185 lbs</text:p>
      <text:p text:style-name="P28"/>
      <text:p text:style-name="P3">Memories</text:p>
      <text:p text:style-name="P28"/>
      <text:p text:style-name="P27"><text:span text:style-name="T7">Dec. </text:span>Print photographs</text:p>
      <text:p text:style-name="P28">Mine FB for images (Anne &amp; Tiger, Kickball photo)</text:p>
      <text:p text:style-name="P28">Photos from Kate</text:p>
      <text:p text:style-name="P27">Review A4E history page</text:p>
      <text:p text:style-name="P27">Digitize VHS &amp; 8mm for family</text:p>
      <text:p text:style-name="P27">Do something with Madeline material. Joel’s VHS, mp3 collection</text:p>
      <text:p text:style-name="P29">Print “2k”</text:p>
      <text:p text:style-name="P27">Make scrapbook out of memory tub</text:p>
      <text:p text:style-name="P29">Bug Len for Madeline show tapes</text:p>
      <text:p text:style-name="P31">Assemble collection of my friends’ publications and works</text:p>
      <text:p text:style-name="P27"/>
      <text:p text:style-name="P27"/>
      <text:p text:style-name="P3">Digital</text:p>
      <text:p text:style-name="P27"/>
      <text:p text:style-name="P27">Purge old accounts, exit gmail</text:p>
      <text:p text:style-name="P27">New ISP &amp; VPN proxy</text:p>
      <text:p text:style-name="P27">Unload final hard drive</text:p>
      <text:p text:style-name="P30">Personal website in Wordpress (find graphic designers)</text:p>
      <text:p text:style-name="P30"/>
      <text:p text:style-name="P4">Long Term Money</text:p>
      <text:p text:style-name="P30"/>
      <text:p text:style-name="P27">Sell all Magic Cards that exist as counterfeits</text:p>
      <text:p text:style-name="P28">Loan down to 12,000</text:p>
      <text:p text:style-name="P27"/>
      <text:p text:style-name="P4">Long Term Art</text:p>
      <text:p text:style-name="P27"/>
      <text:p text:style-name="P27">Finish basedefend</text:p>
      <text:p text:style-name="P27">Finish portrait of Laura (by 2019)</text:p>
      <text:p text:style-name="P29">* 10 Figure Drawing Classes</text:p>
      <text:p text:style-name="P27">* Art for Anne</text:p>
      <text:p text:style-name="P28">* Art for Gail</text:p>
      <text:p text:style-name="P27">Make “Promise / <text:span text:style-name="T11">Catch as Catch Can</text:span>” (comic book)</text:p>
      <text:p text:style-name="P5">USB of scans in portfolio in Athens (paper bag)</text:p>
      <text:p text:style-name="P27"/>
      <text:p text:style-name="P28"><text:soft-page-break/><text:span text:style-name="T9">Athens: </text:span>Bug Ian for scene memorabilia, mp3s</text:p>
      <text:p text:style-name="P30">Athens: <text:span text:style-name="T10">Bug Matt for video tapes</text:span></text:p>
      <text:p text:style-name="P27">Visit Jamie &amp; Bree</text:p>
      <text:p text:style-name="P27">Visit MiMi &amp; record memories, label photographs</text:p>
      <text:p text:style-name="P27"/>
      <text:p text:style-name="P4">Media:</text:p>
      <text:p text:style-name="P27"/>
      <text:p text:style-name="P28">Read dad’s book</text:p>
      <text:p text:style-name="P28">Read Anna K.</text:p>
      <text:p text:style-name="P28">Read Catcher in the Rye</text:p>
      <text:p text:style-name="P28">Read Ulysses</text:p>
      <text:p text:style-name="P28">Watch some movies recommended by Tom</text:p>
      <text:p text:style-name="P28"/>
      <text:p text:style-name="P4">Study</text:p>
      <text:p text:style-name="P28"/>
      <text:p text:style-name="P27">Make plan for Columbia</text:p>
      <text:p text:style-name="P28">Calculus</text:p>
      <text:p text:style-name="P28">Multivariable Calculus</text:p>
      <text:p text:style-name="P28">Linear Algebra</text:p>
      <text:p text:style-name="P28">Ordinary Differential Equations</text:p>
      <text:p text:style-name="P28"/>
      <text:p text:style-name="P4">Misc.</text:p>
      <text:p text:style-name="P29"/>
      <text:p text:style-name="P29">Post Punk &amp; Blues mix tape</text:p>
      <text:p text:style-name="P29">Write 5 letters</text:p>
      <text:p text:style-name="P39">FBI File</text:p>
      <text:p text:style-name="P39"/>
      <text:p text:style-name="P41">Books: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6:27:45.919343553</meta:creation-date>
    <dc:date>2018-12-07T20:47:57.245156200</dc:date>
    <meta:editing-duration>P1DT17H30M35S</meta:editing-duration>
    <meta:editing-cycles>26</meta:editing-cycles>
    <meta:generator>LibreOffice/5.2.7.2$Linux_X86_64 LibreOffice_project/20m0$Build-2</meta:generator>
    <meta:document-statistic meta:table-count="1" meta:image-count="0" meta:object-count="0" meta:page-count="4" meta:paragraph-count="109" meta:word-count="434" meta:character-count="2707" meta:non-whitespace-character-count="2381"/>
  </office:meta>
</office:document-meta>
</file>